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4, 2022 (09:47:2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4T14:47:41Z</meta:creation-date>
    <dc:date>2022-02-24T14:47:41Z</dc:date>
    <meta:user-defined meta:name="date" meta:value-type="string">February  24, 2022 (09:47:2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